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Reducing_5f_Burden_5f_QU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Reducing_Burden_QU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Reducing Burden</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rb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Reduktion der administrativen Belastung der Partnerländer</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ntwicklungsländer bei Berichtspflichten für Projekte entlastet werden z.B. durch weniger und größere Projekte, wodurch effizienter inhaltlich gearbeitet werden kan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rewards donors who decrease fragmentation, increase project size, contribute to multilaterals, coordinate their missions and analytical work, and use higher shares of program-based ai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chieving the SDGs will require high financial resources, both in doner and recipient countries of development aid. As resources are limited, it is crucial to use the money effectively and efficiently and to reduce the administrative burden on partner countries. As a result of the Aid Effectiveness Debate of the past 15 years, the necessary conditions for more efficient development aid were clearly named. The German Federal Government has committed itself to maximising efficiency in development aid. This indicator is an composite indicator developed by the Center for Global Development in the context of the Quality of Aid Index. It uses six criteria to assess to what extent the development cooperation of a country maximises its efficiency. The six criteria are: 1) Significance of aid relationships, 2) Fragmentation across donor agencies, 3) Median project size, 4) Contribution to multilaterals, 5) Coordinated missions, Coordinated analytical work and 6) Use of programmatic aid.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das heißt mit möglichst geringem administrativen Aufwand. Im Rahmen der Aid Effectiveness Debatte der letzten 15 Jahre sind die Bedingungen für eine effiziente Entwicklungszusammenarbeit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sechs Kriterien, inwiefern die Entwicklungszusammenarbeit (EZ) eines Landes effizient ist. Die sechs Kriterien sind: 1) Relevanz des Geldgebers für ein Partnerland, 2) Fragmentierung der EZ in unterschiedliche Durchführungsorganisationen, 3) Durchschnittliches Finanzvolumen eines Projektes, 4) Anteil der offiziellen Entwicklungshilfe (Official Development Aid - ODA) an multilaterale Organisationen, 5) Grad der Koordinierung von EZ Maßnahmen mit anderen Gebern und 6) Anteil der ODA für Programm-basierte Maßnahmen.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5,0.15,-0.15,-0.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Reducing Burden recognizes that the administrative burdens placed on recipient countries make aid less effective. A growing number of projects with a trend of decreasing project sizes have created a burden of increased reporting and monitoring requirements on recipient governments.</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inofficial</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10203" calcext:value-type="float">
            <text:p>-0.1020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11545" calcext:value-type="float">
            <text:p>-0.11545</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8573" calcext:value-type="float">
            <text:p>-0.5857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7043" calcext:value-type="float">
            <text:p>-0.17043</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44128" calcext:value-type="float">
            <text:p>0.44128</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189532" calcext:value-type="float">
            <text:p>0.18953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004023" calcext:value-type="float">
            <text:p>0.004023</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40713" calcext:value-type="float">
            <text:p>-0.40713</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24465" calcext:value-type="float">
            <text:p>-0.24465</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099753" calcext:value-type="float">
            <text:p>0.09975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607059" calcext:value-type="float">
            <text:p>0.607059</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768281" calcext:value-type="float">
            <text:p>0.76828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3753" calcext:value-type="float">
            <text:p>-0.837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36363" calcext:value-type="float">
            <text:p>-0.36363</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39854" calcext:value-type="float">
            <text:p>-0.3985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884061" calcext:value-type="float">
            <text:p>0.884061</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74211" calcext:value-type="float">
            <text:p>0.074211</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074623" calcext:value-type="float">
            <text:p>0.0746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305161" calcext:value-type="float">
            <text:p>0.30516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611719" calcext:value-type="float">
            <text:p>0.611719</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45896" calcext:value-type="float">
            <text:p>-0.45896</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9093" calcext:value-type="float">
            <text:p>0.38909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835285" calcext:value-type="float">
            <text:p>0.835285</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81986" calcext:value-type="float">
            <text:p>-0.8198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05334" calcext:value-type="float">
            <text:p>-0.05334</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09603" calcext:value-type="float">
            <text:p>0.209603</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68342" calcext:value-type="float">
            <text:p>-0.6834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65952" calcext:value-type="float">
            <text:p>-0.65952</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281052" calcext:value-type="float">
            <text:p>0.28105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84868" calcext:value-type="float">
            <text:p>-0.84868</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Reducing_5f_Burden_5f_QUO" style:display-name="PageStyle_Partnership_Reducing_Burden_QU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3" meta:object-count="0"/>
    <meta:generator>LibreOfficeDev/5.1.0.3$Linux_X86_64 LibreOffice_project/</meta:generator>
  </office:meta>
</office:document-meta>
</file>